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52])" office:value-type="float" office:value="0.0000329580571311526" calcext:value-type="float">
            <text:p>3.29580571311526E-05</text:p>
          </table:table-cell>
          <table:table-cell table:formula="of:=AVERAGE([.N2:.N52])" office:value-type="float" office:value="0.0000530407196634492" calcext:value-type="float">
            <text:p>5.30407196634492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3:33:08.34435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4-25T14:07:49.803616061</dc:date>
    <meta:editing-duration>PT12H4M52S</meta:editing-duration>
    <meta:editing-cycles>46</meta:editing-cycles>
    <meta:generator>LibreOffice/7.0.4.2$Linux_X86_64 LibreOffice_project/00$Build-2</meta:generator>
    <meta:document-statistic meta:table-count="1" meta:cell-count="882" meta:object-count="0"/>
  </office:meta>
</office:document-meta>
</file>